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196cm"/>
    </style:style>
    <style:style style:name="Table1.24" style:family="table-row">
      <style:table-row-properties style:min-row-height="1.161cm"/>
    </style:style>
    <style:style style:name="Table1.31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6498237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erif" fo:font-size="12pt" officeooo:paragraph-rsid="05fea957" style:font-size-asian="12pt" style:font-size-complex="12pt"/>
    </style:style>
    <style:style style:name="P7" style:family="paragraph" style:parent-style-name="Text_20_body">
      <style:text-properties style:font-name="Liberation Serif" fo:font-size="12pt" officeooo:paragraph-rsid="06952ebf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679f6c8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erif" fo:font-size="12pt" officeooo:rsid="06e2ecf5" officeooo:paragraph-rsid="06e2ecf5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erif" fo:font-size="12pt" officeooo:rsid="06e185c5" officeooo:paragraph-rsid="05fea957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6f7c0ab" officeooo:paragraph-rsid="06f7c0ab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normal" officeooo:paragraph-rsid="06acfaa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69c4eaf"/>
    </style:style>
    <style:style style:name="P14" style:family="paragraph" style:parent-style-name="Heading_20_1">
      <style:text-properties officeooo:paragraph-rsid="046ce04c"/>
    </style:style>
    <style:style style:name="P15" style:family="paragraph" style:parent-style-name="Heading_20_2">
      <style:text-properties style:font-name="Liberation Serif" fo:font-size="12pt" style:font-size-asian="10.5pt" style:font-size-complex="12pt"/>
    </style:style>
    <style:style style:name="P16" style:family="paragraph" style:parent-style-name="Standard">
      <style:paragraph-properties fo:line-height="100%"/>
      <style:text-properties officeooo:rsid="0541276a" officeooo:paragraph-rsid="053d5275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63327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640fa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82ccfd" officeooo:paragraph-rsid="0482ccf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9059ba" officeooo:paragraph-rsid="069059b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5a91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8cd8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3dc8b8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4a9eff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663327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67955f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67c623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452824" officeooo:paragraph-rsid="06c45a3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452824" officeooo:paragraph-rsid="06fc686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1fe5d" officeooo:paragraph-rsid="03d1fe5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1d4a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420471" officeooo:paragraph-rsid="06640fa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655646" officeooo:paragraph-rsid="0665564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8a0622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655646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a21f02" officeooo:paragraph-rsid="06a21f02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66cc723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6f6456d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82ccf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7d12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ab6733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412b1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8a0622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9059ba" officeooo:paragraph-rsid="069059ba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54fc6f" officeooo:paragraph-rsid="0654fc6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377ad6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officeooo:paragraph-rsid="06ce56a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e6e7aa" officeooo:paragraph-rsid="054ca945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62fb4d1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69167b1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70967a0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normal" officeooo:rsid="054444cd" officeooo:paragraph-rsid="06fc686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369093" officeooo:paragraph-rsid="02ec5a00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ec5a00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498237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7bd220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cf7f5b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cf7f5b" officeooo:paragraph-rsid="06cf7f5b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63327d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7955fb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7d25ca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48822f" officeooo:paragraph-rsid="06c61f5e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6777509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fb4a57" style:font-size-asian="12pt" style:font-weight-asian="bold" style:font-size-complex="12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8d7e9c" style:font-size-asian="12pt" style:font-weight-asian="bold" style:font-size-complex="12pt" style:font-weight-complex="bold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318123" officeooo:paragraph-rsid="05439415" style:font-size-asian="12pt" style:font-weight-asian="bold" style:font-size-complex="12pt" style:font-weight-complex="bold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a37c6c" officeooo:paragraph-rsid="03a37c6c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officeooo:paragraph-rsid="06ce56a0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194783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d8d175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e2ecf5" style:font-size-asian="12pt" style:font-weight-asian="bold" style:font-size-complex="12pt" style:font-weight-complex="bold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67d35" officeooo:paragraph-rsid="06767d35" style:font-size-asian="12pt" style:font-size-complex="12pt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3941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ba24a0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3a5ae1" officeooo:paragraph-rsid="03054bbf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54ba194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67c6239" fo:background-color="#ffffff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663327d" style:font-size-asian="12pt" style:font-size-complex="12pt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67955fb" style:font-size-asian="12pt" style:font-size-complex="12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a37c6c" officeooo:paragraph-rsid="03a37c6c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9f69b9" officeooo:paragraph-rsid="009f69b9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10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613d12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544a4c" fo:background-color="#ffffff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711a193" fo:background-color="#fffff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05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106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107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108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09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10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66f7445" style:font-size-asian="12pt" style:font-size-complex="12pt"/>
    </style:style>
    <style:style style:name="P11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6ce56a0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70e9bc3" fo:background-color="#fffff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cm" fo:margin-bottom="0.499cm" loext:contextual-spacing="false" fo:line-height="100%"/>
      <style:text-properties style:font-name="Liberation Serif" fo:font-size="12pt" officeooo:rsid="06e68e67" officeooo:paragraph-rsid="070f8d73" fo:background-color="#ffffff" style:font-size-asian="12pt" style:font-size-complex="12pt"/>
    </style:style>
    <style:style style:name="P115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71383fc" fo:background-color="#ffffff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officeooo:paragraph-rsid="06a463b3"/>
    </style:style>
    <style:style style:name="P117" style:family="paragraph" style:parent-style-name="Standard">
      <style:paragraph-properties fo:margin-top="0cm" fo:margin-bottom="0cm" loext:contextual-spacing="false" fo:line-height="100%"/>
      <style:text-properties style:text-position="0% 100%" style:font-name="Liberation Serif" fo:font-size="12pt" fo:font-weight="normal" officeooo:rsid="05363310" officeooo:paragraph-rsid="06a463b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19" style:family="paragraph" style:parent-style-name="Preformatted_20_Text">
      <style:text-properties style:font-name="Liberation Serif" fo:font-size="12pt" style:font-size-asian="12pt" style:font-size-complex="12pt"/>
    </style:style>
    <style:style style:name="P120" style:family="paragraph" style:parent-style-name="Preformatted_20_Text">
      <style:text-properties style:font-name="Liberation Serif" fo:font-size="12pt" officeooo:paragraph-rsid="066f7445" style:font-size-asian="12pt" style:font-size-complex="12pt"/>
    </style:style>
    <style:style style:name="P121" style:family="paragraph" style:parent-style-name="Preformatted_20_Text">
      <style:paragraph-properties fo:line-height="100%"/>
      <style:text-properties style:font-name="Liberation Serif" fo:font-size="12pt" officeooo:paragraph-rsid="059a1ef7" style:font-size-asian="12pt" style:font-size-complex="12pt"/>
    </style:style>
    <style:style style:name="P122" style:family="paragraph" style:parent-style-name="Preformatted_20_Text">
      <style:paragraph-properties fo:line-height="100%"/>
      <style:text-properties style:font-name="Liberation Serif" fo:font-size="12pt" officeooo:rsid="06d8d175" officeooo:paragraph-rsid="06d8d175" style:font-size-asian="12pt" style:font-size-complex="12pt"/>
    </style:style>
    <style:style style:name="P123" style:family="paragraph" style:parent-style-name="Preformatted_20_Text">
      <style:paragraph-properties fo:line-height="100%"/>
      <style:text-properties style:font-name="Liberation Serif" fo:font-size="12pt" officeooo:rsid="06dba42f" officeooo:paragraph-rsid="06dba42f" style:font-size-asian="12pt" style:font-size-complex="12pt"/>
    </style:style>
    <style:style style:name="P124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5" style:family="paragraph" style:parent-style-name="Preformatted_20_Text">
      <style:text-properties style:font-name="Liberation Serif" fo:font-size="12pt" fo:font-weight="bold" officeooo:paragraph-rsid="06ab6733" style:font-size-asian="12pt" style:font-weight-asian="bold" style:font-size-complex="12pt" style:font-weight-complex="bold"/>
    </style:style>
    <style:style style:name="P126" style:family="paragraph" style:parent-style-name="Standard" style:list-style-name="L4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127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28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29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70e9bc3" fo:background-color="#ffffff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715257e" style:text-blinking="false" fo:background-color="transparent" style:font-size-asian="12pt" style:font-weight-asian="normal" style:font-size-complex="12pt" style:font-weight-complex="normal"/>
    </style:style>
    <style:style style:name="P131" style:family="paragraph" style:parent-style-name="Text_20_body" style:list-style-name="L1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2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33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134" style:family="paragraph" style:parent-style-name="Text_20_body" style:list-style-name="L9">
      <style:text-properties style:font-name="Liberation Serif" fo:font-size="12pt" style:font-size-asian="12pt" style:font-size-complex="12pt"/>
    </style:style>
    <style:style style:name="P135" style:family="paragraph" style:parent-style-name="Text_20_body" style:list-style-name="L11">
      <style:text-properties style:font-name="Liberation Serif" fo:font-size="12pt" style:font-size-asian="12pt" style:font-size-complex="12pt"/>
    </style:style>
    <style:style style:name="P136" style:family="paragraph" style:parent-style-name="Text_20_body" style:list-style-name="L6"/>
    <style:style style:name="P137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8" style:family="paragraph" style:parent-style-name="Text_20_body" style:list-style-name="L5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39" style:family="paragraph" style:parent-style-name="Text_20_body" style:list-style-name="L7">
      <style:paragraph-properties fo:margin-top="0cm" fo:margin-bottom="0cm" loext:contextual-spacing="false" fo:line-height="100%"/>
      <style:text-properties style:font-name="Liberation Serif" fo:font-size="12pt" officeooo:paragraph-rsid="060ec5cb" style:font-size-asian="12pt" style:font-size-complex="12pt"/>
    </style:style>
    <style:style style:name="P140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officeooo:paragraph-rsid="042ce2d9" style:font-size-asian="12pt" style:font-size-complex="12pt"/>
    </style:style>
    <style:style style:name="P141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42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43" style:family="paragraph" style:parent-style-name="Text_20_body" style:list-style-name="L9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44" style:family="paragraph" style:parent-style-name="Text_20_body" style:list-style-name="L6">
      <style:paragraph-properties fo:margin-top="0cm" fo:margin-bottom="0cm" loext:contextual-spacing="false"/>
    </style:style>
    <style:style style:name="P145" style:family="paragraph" style:parent-style-name="Text_20_body" style:list-style-name="L7">
      <style:paragraph-properties fo:margin-top="0cm" fo:margin-bottom="0cm" loext:contextual-spacing="false" fo:line-height="100%"/>
      <style:text-properties officeooo:paragraph-rsid="07028efa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715257e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475dcbd" style:font-weight-asian="bold" style:font-weight-complex="bold"/>
    </style:style>
    <style:style style:name="T5" style:family="text">
      <style:text-properties fo:font-weight="bold" officeooo:rsid="0453d932" style:font-weight-asian="bold" style:font-weight-complex="bold"/>
    </style:style>
    <style:style style:name="T6" style:family="text">
      <style:text-properties fo:font-weight="bold" officeooo:rsid="00369093" style:font-weight-asian="bold" style:font-weight-complex="bold"/>
    </style:style>
    <style:style style:name="T7" style:family="text">
      <style:text-properties fo:font-weight="bold" officeooo:rsid="06d133b9" style:font-weight-asian="bold" style:font-weight-complex="bold"/>
    </style:style>
    <style:style style:name="T8" style:family="text">
      <style:text-properties fo:font-weight="bold" officeooo:rsid="07034cd6" style:font-weight-asian="bold" style:font-weight-complex="bold"/>
    </style:style>
    <style:style style:name="T9" style:family="text">
      <style:text-properties fo:font-weight="bold" officeooo:rsid="0703f9b5" style:font-weight-asian="bold" style:font-weight-complex="bold"/>
    </style:style>
    <style:style style:name="T10" style:family="text">
      <style:text-properties fo:font-weight="bold" officeooo:rsid="061c291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46ce04c" style:font-size-asian="12pt" style:font-size-complex="12pt"/>
    </style:style>
    <style:style style:name="T14" style:family="text">
      <style:text-properties style:font-name="Liberation Serif" fo:font-size="12pt" officeooo:rsid="06b8efa4" style:font-size-asian="12pt" style:font-size-complex="12pt"/>
    </style:style>
    <style:style style:name="T15" style:family="text">
      <style:text-properties style:font-name="Liberation Serif" fo:font-size="12pt" officeooo:rsid="06f31f1f" style:font-size-asian="12pt" style:font-size-complex="12pt"/>
    </style:style>
    <style:style style:name="T16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language="en" fo:country="US" style:font-size-asian="12pt" style:font-size-complex="12pt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69bfac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6f1edec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7091b1a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69167b1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7091b1a" style:font-size-asian="12pt" style:font-weight-asian="bold" style:font-size-complex="12pt" style:font-weight-complex="bold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fo:font-weight="normal" officeooo:rsid="07028efa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42ab8d4" style:font-weight-asian="normal" style:font-weight-complex="normal"/>
    </style:style>
    <style:style style:name="T30" style:family="text">
      <style:text-properties fo:font-weight="normal" officeooo:rsid="0453d932" style:font-weight-asian="normal" style:font-weight-complex="normal"/>
    </style:style>
    <style:style style:name="T31" style:family="text">
      <style:text-properties fo:font-weight="normal" officeooo:rsid="05508642" style:font-weight-asian="normal" style:font-weight-complex="normal"/>
    </style:style>
    <style:style style:name="T32" style:family="text">
      <style:text-properties fo:font-weight="normal" officeooo:rsid="06ab6733" style:font-weight-asian="normal" style:font-weight-complex="normal"/>
    </style:style>
    <style:style style:name="T33" style:family="text">
      <style:text-properties fo:font-weight="normal" officeooo:rsid="06da1f08" style:font-weight-asian="normal" style:font-weight-complex="normal"/>
    </style:style>
    <style:style style:name="T34" style:family="text">
      <style:text-properties style:font-weight-asian="bold" style:font-weight-complex="bold"/>
    </style:style>
    <style:style style:name="T35" style:family="text">
      <style:text-properties fo:language="en" fo:country="US" fo:font-weight="bold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2d59520" style:font-weight-asian="bold" style:font-weight-complex="bold"/>
    </style:style>
    <style:style style:name="T38" style:family="text">
      <style:text-properties fo:language="en" fo:country="US" fo:font-weight="bold" officeooo:rsid="064b78e1" style:font-weight-asian="bold" style:font-weight-complex="bold"/>
    </style:style>
    <style:style style:name="T39" style:family="text">
      <style:text-properties officeooo:rsid="007743e6"/>
    </style:style>
    <style:style style:name="T40" style:family="text">
      <style:text-properties officeooo:rsid="009ccf87"/>
    </style:style>
    <style:style style:name="T41" style:family="text">
      <style:text-properties officeooo:rsid="00e883eb"/>
    </style:style>
    <style:style style:name="T42" style:family="text">
      <style:text-properties officeooo:rsid="01c729e2"/>
    </style:style>
    <style:style style:name="T43" style:family="text">
      <style:text-properties officeooo:rsid="0263684f"/>
    </style:style>
    <style:style style:name="T44" style:family="text">
      <style:text-properties officeooo:rsid="0270a0db"/>
    </style:style>
    <style:style style:name="T45" style:family="text">
      <style:text-properties officeooo:rsid="02befdb2"/>
    </style:style>
    <style:style style:name="T46" style:family="text">
      <style:text-properties officeooo:rsid="0198a170"/>
    </style:style>
    <style:style style:name="T47" style:family="text">
      <style:text-properties officeooo:rsid="01a0b5ab"/>
    </style:style>
    <style:style style:name="T48" style:family="text">
      <style:text-properties officeooo:rsid="019f26e1"/>
    </style:style>
    <style:style style:name="T49" style:family="text">
      <style:text-properties officeooo:rsid="015780b8"/>
    </style:style>
    <style:style style:name="T50" style:family="text">
      <style:text-properties officeooo:rsid="0475b022"/>
    </style:style>
    <style:style style:name="T51" style:family="text">
      <style:text-properties officeooo:rsid="049d108b"/>
    </style:style>
    <style:style style:name="T52" style:family="text">
      <style:text-properties officeooo:rsid="04ed01ed"/>
    </style:style>
    <style:style style:name="T53" style:family="text">
      <style:text-properties style:text-position="0% 100%" officeooo:rsid="054444cd"/>
    </style:style>
    <style:style style:name="T54" style:family="text">
      <style:text-properties style:text-position="0% 100%" style:font-name="Liberation Serif" fo:font-size="12pt" fo:font-weight="normal" officeooo:rsid="05363310" style:font-size-asian="12pt" style:font-weight-asian="normal" style:font-size-complex="12pt" style:font-weight-complex="normal"/>
    </style:style>
    <style:style style:name="T55" style:family="text">
      <style:text-properties style:text-position="0% 100%" style:font-name="Liberation Serif" fo:font-size="12pt" fo:font-weight="bold" officeooo:rsid="05363310" style:font-size-asian="12pt" style:font-weight-asian="bold" style:font-size-complex="12pt" style:font-weight-complex="bold"/>
    </style:style>
    <style:style style:name="T56" style:family="text">
      <style:text-properties style:text-position="0% 100%" officeooo:rsid="06bf2258"/>
    </style:style>
    <style:style style:name="T57" style:family="text">
      <style:text-properties style:text-position="0% 100%" fo:font-weight="bold" style:font-weight-asian="bold" style:font-weight-complex="bold"/>
    </style:style>
    <style:style style:name="T58" style:family="text">
      <style:text-properties style:text-position="0% 100%" fo:font-weight="bold" officeooo:rsid="054444cd" style:font-weight-asian="bold" style:font-weight-complex="bold"/>
    </style:style>
    <style:style style:name="T59" style:family="text">
      <style:text-properties style:text-position="0% 100%" fo:font-weight="bold" officeooo:rsid="0674a7dc" style:font-weight-asian="bold" style:font-weight-complex="bold"/>
    </style:style>
    <style:style style:name="T60" style:family="text">
      <style:text-properties officeooo:rsid="05508642"/>
    </style:style>
    <style:style style:name="T61" style:family="text">
      <style:text-properties officeooo:rsid="06269fde"/>
    </style:style>
    <style:style style:name="T62" style:family="text">
      <style:text-properties officeooo:rsid="06769597"/>
    </style:style>
    <style:style style:name="T63" style:family="text">
      <style:text-properties officeooo:rsid="067955fb"/>
    </style:style>
    <style:style style:name="T64" style:family="text">
      <style:text-properties officeooo:rsid="0679f6c8"/>
    </style:style>
    <style:style style:name="T65" style:family="text">
      <style:text-properties officeooo:rsid="067c6239"/>
    </style:style>
    <style:style style:name="T66" style:family="text">
      <style:text-properties officeooo:rsid="06c61f5e"/>
    </style:style>
    <style:style style:name="T67" style:family="text">
      <style:text-properties officeooo:rsid="06d133b9"/>
    </style:style>
    <style:style style:name="T68" style:family="text">
      <style:text-properties officeooo:rsid="06d9ed65"/>
    </style:style>
    <style:style style:name="T69" style:family="text">
      <style:text-properties officeooo:rsid="06e990d7"/>
    </style:style>
    <style:style style:name="T70" style:family="text">
      <style:text-properties officeooo:rsid="06f35f3e"/>
    </style:style>
    <style:style style:name="T71" style:family="text">
      <style:text-properties officeooo:rsid="06fa9f4c"/>
    </style:style>
    <style:style style:name="T72" style:family="text">
      <style:text-properties officeooo:rsid="070b1faa"/>
    </style:style>
    <style:style style:name="T73" style:family="text">
      <style:text-properties officeooo:rsid="002d4cf0"/>
    </style:style>
    <style:style style:name="T74" style:family="text">
      <style:text-properties officeooo:rsid="002f4af5"/>
    </style:style>
    <style:style style:name="T75" style:family="text">
      <style:text-properties officeooo:rsid="07118b1c"/>
    </style:style>
    <style:style style:name="T76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 text:name="firstHeading"/><text:span text:style-name="T16">Python</text:span><text:span text:style-name="T17">/C2/</text:span><text:span text:style-name="T12">Accessing p</text:span><text:span text:style-name="T13">arts</text:span><text:span text:style-name="T12"> of arrays </text:span><text:span text:style-name="T17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3">Input/Output </text:span></text:p>
        <text:p text:style-name="P3">Author: <text:span text:style-name="T40">Aditya Palaparthy</text:span></text:p>
        <text:p text:style-name="P4"><text:span text:style-name="T35">Keywords: </text:span><text:span text:style-name="T36">Python</text:span><text:span text:style-name="T35">, </text:span><text:span text:style-name="T36">Ipython, </text:span><text:span text:style-name="T38">print, raw_input()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3">Visual Cue</text:p>
            </table:table-cell>
            <table:table-cell table:style-name="Table1.A1" office:value-type="string">
              <text:p text:style-name="P63">Narration</text:p>
            </table:table-cell>
          </table:table-row>
          <table:table-row>
            <table:table-cell table:style-name="Table1.A1" office:value-type="string">
              <text:p text:style-name="P37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67">Hello Friends. Welcome to the tutorial on "<text:span text:style-name="T37">Input/Output</text:span>". </text:p>
            </table:table-cell>
          </table:table-row>
          <table:table-row>
            <table:table-cell table:style-name="Table1.A1" office:value-type="string">
              <text:p text:style-name="P38">Show Slide </text:p>
              <text:p text:style-name="P38"><text:span text:style-name="T45">O</text:span>bjectives </text:p>
              <text:p text:style-name="P66"/>
            </table:table-cell>
            <table:table-cell table:style-name="Table1.A1" office:value-type="string">
              <text:p text:style-name="P39"><text:span text:style-name="T46">At the end of</text:span> this tutorial, <text:span text:style-name="T49">we will learn to-</text:span> </text:p>
              <text:list xml:id="list4396509596491771319" text:style-name="L1">
                <text:list-item>
                  <text:p text:style-name="P131"><text:span text:style-name="T2">Print</text:span> some value. </text:p>
                </text:list-item>
                <text:list-item text:style-override="L2">
                  <text:p text:style-name="P137"><text:span text:style-name="T2">Print</text:span> using <text:span text:style-name="T9">format specifiers</text:span>. </text:p>
                </text:list-item>
                <text:list-item text:style-override="L2">
                  <text:p text:style-name="P137">Take <text:span text:style-name="T2">input</text:span> from user. </text:p>
                </text:list-item>
                <text:list-item text:style-override="L2">
                  <text:p text:style-name="P132">Display a <text:span text:style-name="T2">prompt</text:span> to the user before taking the <text:span text:style-name="T2">input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6">Show Slide </text:p>
              <text:p text:style-name="P66">System <text:span text:style-name="T72">Specifications</text:span> </text:p>
            </table:table-cell>
            <table:table-cell table:style-name="Table1.A4" office:value-type="string">
              <text:p text:style-name="P66">To record this tutorial, I am using </text:p>
              <text:list xml:id="list8332133641746712656" text:style-name="L3">
                <text:list-item>
                  <text:p text:style-name="P127"><text:span text:style-name="T1">Ubuntu Linux 14.04</text:span> operating system</text:p>
                </text:list-item>
                <text:list-item>
                  <text:p text:style-name="P128"><text:span text:style-name="T34">Python</text:span> 2.7.6</text:p>
                </text:list-item>
                <text:list-item>
                  <text:p text:style-name="P127"><text:span text:style-name="T2">IPython</text:span><text:span text:style-name="T1"> </text:span><text:span text:style-name="T10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7">Show Slide </text:p>
              <text:p text:style-name="P5">Pre-requisite slide </text:p>
            </table:table-cell>
            <table:table-cell table:style-name="Table1.A4" office:value-type="string">
              <text:p text:style-name="P37">To <text:span text:style-name="T47">practise</text:span> this tutorial, <text:span text:style-name="T48">you </text:span>should know how to </text:p>
              <text:list xml:id="list6788922958320767930" text:style-name="L4">
                <text:list-item>
                  <text:p text:style-name="P126">run basic <text:span text:style-name="T2">Python </text:span>commands on the <text:span text:style-name="T2">ipython console</text:span></text:p>
                </text:list-item>
              </text:list>
              <text:p text:style-name="P99"/>
              <text:p text:style-name="P100">If not, <text:span text:style-name="T46">see the pre-requisite</text:span> <text:span text:style-name="T2">Python </text:span>tutorials <text:span text:style-name="T46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42">[Terminal]</text:p>
              <text:p text:style-name="P98">ipython</text:p>
            </table:table-cell>
            <table:table-cell table:style-name="Table1.A6" office:value-type="string">
              <text:p text:style-name="P118">Let us start <text:span text:style-name="T2">ipython</text:span><text:span text:style-name="T50">.</text:span></text:p>
              <text:p text:style-name="P118"/>
              <text:p text:style-name="P118"><text:span text:style-name="T39">O</text:span>pen the <text:span text:style-name="T2">terminal</text:span> and <text:span text:style-name="T42">T</text:span>ype <text:span text:style-name="T2">ipython</text:span><text:span text:style-name="T4"> </text:span><text:span text:style-name="T30">and press </text:span><text:span text:style-name="T5">Enter</text:span></text:p>
            </table:table-cell>
          </table:table-row>
          <table:table-row>
            <table:table-cell table:style-name="Table1.A1" office:value-type="string">
              <text:p text:style-name="P19">[Ipython <text:span text:style-name="T51">Console</text:span>]</text:p>
              <text:p text:style-name="P19"/>
              <text:p text:style-name="P47">a = "This is a string" </text:p>
            </table:table-cell>
            <table:table-cell table:style-name="Table1.A1" office:value-type="string">
              <text:p text:style-name="P40">Let us start this tutorial by typing a <text:span text:style-name="T2">string.</text:span></text:p>
              <text:p text:style-name="P51"/>
              <text:p text:style-name="P20">Type</text:p>
              <text:p text:style-name="P52">a = "This is a string" </text:p>
            </table:table-cell>
          </table:table-row>
          <text:soft-page-break/>
          <table:table-row>
            <table:table-cell table:style-name="Table1.A6" office:value-type="string">
              <text:p text:style-name="P21">[Ipython <text:span text:style-name="T51">Console</text:span>]</text:p>
              <text:p text:style-name="P21"/>
              <text:p text:style-name="P53">a</text:p>
              <text:p text:style-name="P53">print a</text:p>
            </table:table-cell>
            <table:table-cell table:style-name="Table1.A6" office:value-type="string">
              <text:p text:style-name="P60"><text:span text:style-name="Teletype"><text:span text:style-name="T23">Type</text:span></text:span></text:p>
              <text:p text:style-name="P60"><text:span text:style-name="Teletype"><text:span text:style-name="T23">a</text:span></text:span></text:p>
              <text:p text:style-name="P60"><text:span text:style-name="Teletype"><text:span text:style-name="T23">print a</text:span></text:span></text:p>
              <text:p text:style-name="P59"><text:span text:style-name="Teletype"><text:span text:style-name="T22">print</text:span></text:span><text:span text:style-name="Teletype"><text:span text:style-name="T18"> </text:span></text:span><text:span text:style-name="Teletype"><text:span text:style-name="T22">a</text:span></text:span><text:span text:style-name="T18">, prints the value of </text:span><text:span text:style-name="Teletype"><text:span text:style-name="T22">a</text:span></text:span><text:span text:style-name="T18">. </text:span></text:p>
              <text:p text:style-name="P4">As you can see, even when you type just <text:span text:style-name="T2">a</text:span>, the value of <text:span text:style-name="T2">a</text:span> is shown. But there is a difference. </text:p>
              <text:p text:style-name="P13"><text:span text:style-name="T12">Typing just</text:span><text:span text:style-name="T22"> </text:span><text:span text:style-name="Teletype"><text:span text:style-name="T22">a</text:span></text:span><text:span text:style-name="T22"> </text:span><text:span text:style-name="T12">displays the content of </text:span><text:span text:style-name="Teletype"><text:span text:style-name="T22">a. </text:span></text:span></text:p>
              <text:p text:style-name="P13"><text:span text:style-name="Teletype"><text:span text:style-name="T19">T</text:span></text:span><text:span text:style-name="T12">he statement </text:span><text:span text:style-name="Teletype"><text:span text:style-name="T22">print</text:span></text:span><text:span text:style-name="Teletype"><text:span text:style-name="T12"> </text:span></text:span><text:span text:style-name="Teletype"><text:span text:style-name="T22">a</text:span></text:span><text:span text:style-name="T12"> </text:span><text:span text:style-name="T18">prints</text:span><text:span text:style-name="T12"> the </text:span><text:span text:style-name="T22">string</text:span><text:span text:style-name="T12"> itself. </text:span></text:p>
              <text:p text:style-name="P7"><text:span text:style-name="T69">We can see the difference</text:span> when we use <text:span text:style-name="T2">strings</text:span> with <text:span text:style-name="T2">newlines</text:span> in them. </text:p>
            </table:table-cell>
          </table:table-row>
          <table:table-row>
            <table:table-cell table:style-name="Table1.A6" office:value-type="string">
              <text:p text:style-name="P22">[Ipython <text:span text:style-name="T51">Console</text:span>]</text:p>
              <text:p text:style-name="P22"/>
              <text:p text:style-name="P64">b = "A line \n New line" </text:p>
              <text:p text:style-name="P65"><text:s/></text:p>
            </table:table-cell>
            <table:table-cell table:style-name="Table1.A6" office:value-type="string">
              <text:p text:style-name="P43">Now Type <text:span text:style-name="T6">b = "A line \n New line" </text:span></text:p>
            </table:table-cell>
          </table:table-row>
          <table:table-row>
            <table:table-cell table:style-name="Table1.A4" office:value-type="string">
              <text:p text:style-name="P23">[IPython Console]</text:p>
              <text:p text:style-name="P23"/>
              <text:p text:style-name="P78">b</text:p>
              <text:p text:style-name="P111">print b</text:p>
            </table:table-cell>
            <table:table-cell table:style-name="Table1.A4" office:value-type="string">
              <text:p text:style-name="P116"><text:span text:style-name="T54">As you can see, just typing </text:span><text:span text:style-name="Teletype"><text:span text:style-name="T55">b</text:span></text:span><text:span text:style-name="T54"> shows that </text:span><text:span text:style-name="T55">b</text:span><text:span text:style-name="T54"> contains a </text:span><text:span text:style-name="T55">newline</text:span><text:span text:style-name="T54"> </text:span><text:span text:style-name="T55">character</text:span><text:span text:style-name="T54">.</text:span></text:p>
              <text:p text:style-name="P117"/>
              <text:p text:style-name="P116"><text:span text:style-name="T54">While typing </text:span><text:span text:style-name="Teletype"><text:span text:style-name="T55">print</text:span></text:span><text:span text:style-name="Teletype"><text:span text:style-name="T54"> </text:span></text:span><text:span text:style-name="Teletype"><text:span text:style-name="T55">b</text:span></text:span><text:span text:style-name="T54">, it prints the </text:span><text:span text:style-name="T55">string</text:span><text:span text:style-name="T54"> and hence the newline. </text:span></text:p>
            </table:table-cell>
          </table:table-row>
          <table:table-row>
            <table:table-cell table:style-name="Table1.A4" office:value-type="string">
              <text:p text:style-name="P24">[IPython Console]</text:p>
              <text:p text:style-name="P48">x = 1.5 </text:p>
              <text:p text:style-name="P124">y = 2</text:p>
              <text:p text:style-name="P124">z = "red"</text:p>
            </table:table-cell>
            <table:table-cell table:style-name="Table1.A4" office:value-type="string">
              <text:p text:style-name="P92">We shall look at different ways of outputting the data. </text:p>
              <text:p text:style-name="P92"/>
              <text:p text:style-name="P12"><text:span text:style-name="T2">print</text:span> statement in python supports <text:span text:style-name="T2">string formatting</text:span>. </text:p>
              <text:p text:style-name="P12">Various <text:span text:style-name="T2">arguments</text:span> can be passed to <text:span text:style-name="T2">print</text:span> using <text:span text:style-name="T2">modifiers</text:span>. </text:p>
              <text:p text:style-name="P4"><text:span text:style-name="T32">T</text:span><text:span text:style-name="T28">ype</text:span> </text:p>
              <text:p text:style-name="P49">x = 1.5 </text:p>
              <text:p text:style-name="P125">y = 2</text:p>
              <text:p text:style-name="P125">z = "red"</text:p>
            </table:table-cell>
          </table:table-row>
          <table:table-row>
            <table:table-cell table:style-name="Table1.A4" office:value-type="string">
              <text:p text:style-name="P25">[IPython Console]</text:p>
              <text:p text:style-name="P101">print "x is %2.1f, y is %d, z is %s"%(x,y,z)</text:p>
            </table:table-cell>
            <table:table-cell table:style-name="Table1.A4" office:value-type="string">
              <text:p text:style-name="P16"><text:span text:style-name="T20">T</text:span><text:span text:style-name="T18">he values of x, y and z are substituted in place of the </text:span><text:span text:style-name="T24">format specifiers</text:span><text:span text:style-name="T21"> </text:span><text:span text:style-name="T22"><text:s/></text:span><text:span text:style-name="Teletype"><text:span text:style-name="T22">%2.1f</text:span></text:span><text:span text:style-name="T22">, </text:span><text:span text:style-name="Teletype"><text:span text:style-name="T22">%d</text:span></text:span><text:span text:style-name="T22"> </text:span><text:span text:style-name="T18">and </text:span><text:span text:style-name="Teletype"><text:span text:style-name="T22">%s</text:span></text:span><text:span text:style-name="T22"> </text:span><text:span text:style-name="T18">respectively. </text:span></text:p>
            </table:table-cell>
          </table:table-row>
          <table:table-row>
            <table:table-cell table:style-name="Table1.A4" office:value-type="string">
              <text:p text:style-name="P27">Show Slide</text:p>
              <text:p text:style-name="P27"/>
              <text:p text:style-name="P95"><text:span text:style-name="T52">Exercise</text:span> <text:span text:style-name="T61">1</text:span></text:p>
            </table:table-cell>
            <table:table-cell table:style-name="Table1.A4" office:value-type="string">
              <text:p text:style-name="P71">Pause the video. <text:span text:style-name="T41">Try</text:span> this exercise and then resume the video.</text:p>
              <text:p text:style-name="P71"/>
              <text:p text:style-name="P17"><text:span text:style-name="T11">What happens when you do </text:span><text:span text:style-name="Teletype"><text:span text:style-name="T11">print "x is %d, y is %f" %(x, y)</text:span></text:span><text:span text:style-name="T11"> </text:span></text:p>
            </table:table-cell>
          </table:table-row>
          <table:table-row>
            <table:table-cell table:style-name="Table1.A4" office:value-type="string">
              <text:p text:style-name="P88">[IPython Console]</text:p>
              <text:p text:style-name="P88"/>
              <text:p text:style-name="P77">print "x is %d, y is %f" %(x, y)</text:p>
            </table:table-cell>
            <table:table-cell table:style-name="Table1.A4" office:value-type="string">
              <text:p text:style-name="P35">Switch to the terminal for solution.</text:p>
              <text:p text:style-name="P18"/>
              <text:p text:style-name="P36">Type </text:p>
              <text:p text:style-name="P41">print "x is %d, y is %f" %(x, y)</text:p>
              <text:p text:style-name="P41"/>
              <text:p text:style-name="P61"><text:span text:style-name="T14">Here</text:span><text:span text:style-name="T12"> the </text:span><text:span text:style-name="Teletype"><text:span text:style-name="T22">int</text:span></text:span><text:span text:style-name="T12"> value of </text:span><text:span text:style-name="T22">x</text:span><text:span text:style-name="T12"> and </text:span><text:span text:style-name="Teletype"><text:span text:style-name="T22">float</text:span></text:span><text:span text:style-name="T12"> value of </text:span><text:span text:style-name="T22">y</text:span><text:span text:style-name="T12"> are printed </text:span><text:span text:style-name="T15">as per</text:span><text:span text:style-name="T12"> the </text:span><text:span text:style-name="T24">format specifiers</text:span><text:span text:style-name="T12">. </text:span></text:p>
            </table:table-cell>
          </table:table-row>
          <table:table-row>
            <table:table-cell table:style-name="Table1.A4" office:value-type="string">
              <text:p text:style-name="P44">open an editor</text:p>
              <text:p text:style-name="P45"><text:s/></text:p>
              <text:p text:style-name="P45"/>
              <text:p text:style-name="P119">print "Hello"</text:p>
              <text:p text:style-name="P119"><text:soft-page-break/>print "World"</text:p>
              <text:p text:style-name="P119"/>
              <text:p text:style-name="P119">print "Hello",</text:p>
              <text:p text:style-name="P109">print "World"</text:p>
            </table:table-cell>
            <table:table-cell table:style-name="Table1.A4" office:value-type="string">
              <text:p text:style-name="P91"><text:span text:style-name="T70">The</text:span><text:span text:style-name="T11"> </text:span><text:span text:style-name="Teletype"><text:span text:style-name="T25">print</text:span></text:span><text:span text:style-name="T11"> statement </text:span><text:span text:style-name="T25">prints</text:span><text:span text:style-name="T11"> a new line </text:span><text:span text:style-name="T25">character</text:span><text:span text:style-name="T11"> everytime it is called. </text:span></text:p>
              <text:p text:style-name="P91"><text:span text:style-name="T11">This can be suppressed by using </text:span>a<text:span text:style-name="T2"> ","</text:span><text:span text:style-name="T11"> at the end of the </text:span><text:span text:style-name="Teletype"><text:span text:style-name="T25">print</text:span></text:span><text:span text:style-name="T11"> statement. </text:span></text:p>
              <text:p text:style-name="P4"><text:soft-page-break/>Let us see this by typing out following code on an editor as print_example.py </text:p>
              <text:p text:style-name="P11">Type</text:p>
              <text:p text:style-name="P120">print "Hello"</text:p>
              <text:p text:style-name="P120">print "World"</text:p>
              <text:p text:style-name="P120"/>
              <text:p text:style-name="P120">print "Hello",</text:p>
              <text:p text:style-name="P110">print "World"</text:p>
              <text:p text:style-name="P104">Save the script as 'print_example.py' and run it using %run print_example.py </text:p>
              <text:p text:style-name="P4"><text:span text:style-name="T71">T</text:span>he <text:span text:style-name="T2">print</text:span> statement with <text:span text:style-name="T2">comma</text:span> in the end, prints a <text:span text:style-name="T2">space</text:span> instead of a new line. </text:p>
            </table:table-cell>
          </table:table-row>
          <table:table-row>
            <table:table-cell table:style-name="Table1.A4" office:value-type="string">
              <text:p text:style-name="P90">[IPython Console]</text:p>
              <text:p text:style-name="P80"/>
              <text:p text:style-name="P54">ip = raw_input() </text:p>
              <text:p text:style-name="P79"/>
            </table:table-cell>
            <table:table-cell table:style-name="Table1.A4" office:value-type="string">
              <text:p text:style-name="P62">Now we shall look at taking input from the user. </text:p>
              <text:p text:style-name="P32"><text:span text:style-name="T53">We will use the </text:span><text:span text:style-name="T58">raw_input</text:span><text:span text:style-name="T59">()</text:span><text:span text:style-name="T53"> for this. </text:span></text:p>
              <text:p text:style-name="P31"><text:span text:style-name="T56">T</text:span><text:span text:style-name="T53">ype </text:span><text:span text:style-name="T57">ip = raw_input() </text:span></text:p>
            </table:table-cell>
          </table:table-row>
          <table:table-row table:style-name="Table1.17">
            <table:table-cell table:style-name="Table1.A4" office:value-type="string">
              <text:p text:style-name="P89"><text:span text:style-name="T62">Show </text:span>Input cursor</text:p>
            </table:table-cell>
            <table:table-cell table:style-name="Table1.A4" office:value-type="string">
              <text:p text:style-name="P74">The <text:span text:style-name="T2">cursor</text:span> is blinking indicating that it is waiting for <text:span text:style-name="T2">input</text:span>.</text:p>
              <text:p text:style-name="P74"><text:span text:style-name="T66">T</text:span>ype something and hit enter. </text:p>
            </table:table-cell>
          </table:table-row>
          <table:table-row table:style-name="Table1.17">
            <table:table-cell table:style-name="Table1.A4" office:value-type="string">
              <text:p text:style-name="P97">[IPython Console]</text:p>
              <text:p text:style-name="P81">ip </text:p>
            </table:table-cell>
            <table:table-cell table:style-name="Table1.A4" office:value-type="string">
              <text:p text:style-name="P75">Now let us see what is the value of <text:span text:style-name="T2">ip</text:span> by typing it. </text:p>
              <text:p text:style-name="P75">We can see that it contains the string "<text:span text:style-name="T2">an input</text:span>" </text:p>
            </table:table-cell>
          </table:table-row>
          <table:table-row table:style-name="Table1.17">
            <table:table-cell table:style-name="Table1.A4" office:value-type="string">
              <text:p text:style-name="P28">Show Slide</text:p>
              <text:p text:style-name="P28"/>
              <text:p text:style-name="P96"><text:span text:style-name="T52">Exercise</text:span> <text:span text:style-name="T63">2</text:span></text:p>
            </table:table-cell>
            <table:table-cell table:style-name="Table1.A4" office:value-type="string">
              <text:p text:style-name="P72">Pause the video. <text:span text:style-name="T41">Try</text:span> this exercise and then resume the video.</text:p>
              <text:p text:style-name="P72"/>
              <text:p text:style-name="P72">Enter the number 5.6 as input and store it in a variable called c. </text:p>
            </table:table-cell>
          </table:table-row>
          <table:table-row>
            <table:table-cell table:style-name="Table1.A4" office:value-type="string">
              <text:p text:style-name="P93">[IPython Console]</text:p>
              <text:p text:style-name="P93"/>
              <text:p text:style-name="P55">c = raw_input() </text:p>
              <text:p text:style-name="P82">5.6</text:p>
              <text:p text:style-name="P111">c</text:p>
            </table:table-cell>
            <table:table-cell table:style-name="Table1.A4" office:value-type="string">
              <text:p text:style-name="P57"><text:span text:style-name="T31">Switch to the terminal for solution.</text:span><text:span text:style-name="T60"> </text:span></text:p>
              <text:p text:style-name="P57"/>
              <text:p text:style-name="P8">We have to use the <text:span text:style-name="T2">raw_input</text:span> command with <text:span text:style-name="T2">variable</text:span> <text:span text:style-name="T2">c</text:span>. </text:p>
              <text:p text:style-name="P8"><text:span text:style-name="T64">T</text:span>ype </text:p>
              <text:p text:style-name="P56">c = raw_input() </text:p>
              <text:p text:style-name="P83">5.6</text:p>
              <text:p text:style-name="P112">c</text:p>
            </table:table-cell>
          </table:table-row>
          <table:table-row>
            <table:table-cell table:style-name="Table1.A4" office:value-type="string">
              <text:p text:style-name="P102">[IPython Console]</text:p>
              <text:p text:style-name="P50">type(c) </text:p>
              <text:p text:style-name="P58"/>
            </table:table-cell>
            <table:table-cell table:style-name="Table1.A4" office:value-type="string">
              <text:p text:style-name="P68">Now let us see the type of c. </text:p>
              <text:p text:style-name="P70">Type <text:span text:style-name="T2">type(c)</text:span></text:p>
              <text:p text:style-name="P68"/>
              <text:p text:style-name="P69">We see that c is a string. </text:p>
              <text:p text:style-name="P69"><text:span text:style-name="T7">raw_input()</text:span><text:span text:style-name="T67"> command takes the inputs as string no matter whatever is the input.</text:span> </text:p>
            </table:table-cell>
          </table:table-row>
          <table:table-row>
            <table:table-cell table:style-name="Table1.A4" office:value-type="string">
              <text:p text:style-name="P29">Show Slide</text:p>
              <text:p text:style-name="P29"/>
              <text:p text:style-name="P94"><text:span text:style-name="T52">Exercise</text:span> <text:span text:style-name="T65">3</text:span></text:p>
            </table:table-cell>
            <table:table-cell table:style-name="Table1.A4" office:value-type="string">
              <text:p text:style-name="P73">Pause the video. <text:span text:style-name="T41">Try</text:span> this exercise and then resume the video.</text:p>
              <text:p text:style-name="P73"/>
              <text:p text:style-name="P73">What happens when you do not enter anything and hit enter. </text:p>
            </table:table-cell>
          </table:table-row>
          <table:table-row>
            <table:table-cell table:style-name="Table1.A4" office:value-type="string">
              <text:p text:style-name="P30"/>
              <text:p text:style-name="P33">[IPython Console]</text:p>
              <text:p text:style-name="P33"/>
              <text:p text:style-name="P84">d = raw_input()</text:p>
              <text:p text:style-name="P124"><text:soft-page-break/>&lt;<text:span text:style-name="T68">press enter</text:span>&gt;</text:p>
              <text:p text:style-name="P111">d</text:p>
            </table:table-cell>
            <table:table-cell table:style-name="Table1.A4" office:value-type="string">
              <text:p text:style-name="P121">Switch to the terminal for solution. </text:p>
              <text:p text:style-name="P122">Type </text:p>
              <text:p text:style-name="P86">d = raw_input() <text:span text:style-name="T33">and press enter without giving any input.</text:span></text:p>
              <text:p text:style-name="P123">Now Type <text:span text:style-name="T2">d</text:span></text:p>
              <text:p text:style-name="P121"><text:soft-page-break/>when nothing is entered, an empty <text:span text:style-name="T2">string</text:span> is considered as <text:span text:style-name="T2">input</text:span>. </text:p>
            </table:table-cell>
          </table:table-row>
          <table:table-row table:style-name="Table1.24">
            <table:table-cell table:style-name="Table1.A4" office:value-type="string">
              <text:p text:style-name="P34">[IPython Console]</text:p>
              <text:p text:style-name="P34"/>
              <text:p text:style-name="P85">ip = raw_input("Please enter a number in the next line\n&gt; ")</text:p>
            </table:table-cell>
            <table:table-cell table:style-name="Table1.A4" office:value-type="string">
              <text:p text:style-name="P6"><text:span text:style-name="T2">raw_input </text:span>also can display a <text:span text:style-name="T2">prompt</text:span> to assist the user. </text:p>
              <text:p text:style-name="P10">Now we will give prompt to give the input in next line.</text:p>
              <text:p text:style-name="P9">Type </text:p>
              <text:p text:style-name="P87">ip = raw_input("Please enter a number in the next line\n")</text:p>
            </table:table-cell>
          </table:table-row>
          <table:table-row>
            <table:table-cell table:style-name="Table1.A4" office:value-type="string">
              <text:p text:style-name="P37">Show Slide</text:p>
              <text:p text:style-name="P5">Summary slide </text:p>
              <text:p text:style-name="P37"/>
            </table:table-cell>
            <table:table-cell table:style-name="Table1.A4" office:value-type="string">
              <text:p text:style-name="P46"><text:span text:style-name="T28">This brings us to the end of this tutorial. In this tutorial, we have learn</text:span><text:span text:style-name="T29">ed</text:span><text:span text:style-name="T28"> to,</text:span> </text:p>
              <text:p text:style-name="P46"/>
              <text:list xml:id="list9213220005470547598" text:style-name="L5">
                <text:list-item>
                  <text:p text:style-name="P138">Use the <text:span text:style-name="T2">print</text:span> statement. </text:p>
                </text:list-item>
                <text:list-item text:style-override="L6">
                  <text:p text:style-name="P141">Use the <text:span text:style-name="T8">format specifiers</text:span><text:span text:style-name="T2"> %d, %f, %s</text:span> in the <text:span text:style-name="T2">print</text:span> statement. </text:p>
                </text:list-item>
                <text:list-item text:style-override="L6">
                  <text:p text:style-name="P144"><text:span text:style-name="T12">Take input from user by using</text:span><text:span text:style-name="T22"> </text:span><text:span text:style-name="Teletype"><text:span text:style-name="T22">raw_input()</text:span></text:span><text:span text:style-name="T12">. </text:span></text:p>
                </text:list-item>
                <text:list-item text:style-override="L6">
                  <text:p text:style-name="P136"><text:span text:style-name="T12">Display a prompt to the user before taking the </text:span><text:span text:style-name="T22">input</text:span><text:span text:style-name="T12"> by passing a </text:span><text:span text:style-name="T22">string</text:span><text:span text:style-name="T12"> as an </text:span><text:span text:style-name="T22">argument</text:span><text:span text:style-name="T12"> to </text:span><text:span text:style-name="Teletype"><text:span text:style-name="T22">raw_input</text:span></text:span><text:span text:style-name="T12">. <text:s/>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5"><text:span text:style-name="T44">Evaluation</text:span> </text:p>
              <text:p text:style-name="P76"/>
            </table:table-cell>
            <table:table-cell table:style-name="Table1.A4" office:value-type="string">
              <text:p text:style-name="P37">Here are some self assessment questions for you to solve </text:p>
              <text:p text:style-name="P37"/>
              <text:list xml:id="list6376803676600601219" text:style-name="L7">
                <text:list-item>
                  <text:p text:style-name="P139"><text:span text:style-name="Teletype"><text:span text:style-name="T11">a = raw_input()</text:span></text:span><text:span text:style-name="T11"> and user enters </text:span><text:span text:style-name="Teletype"><text:span text:style-name="T11">2.5</text:span></text:span><text:span text:style-name="T11">. What is the type of a? </text:span></text:p>
                  <text:list text:style-name="L8">
                    <text:list-item>
                      <text:p text:style-name="P142">str </text:p>
                    </text:list-item>
                    <text:list-item>
                      <text:p text:style-name="P142">int </text:p>
                    </text:list-item>
                    <text:list-item>
                      <text:p text:style-name="P142">float </text:p>
                    </text:list-item>
                    <text:list-item>
                      <text:p text:style-name="P133">char </text:p>
                    </text:list-item>
                  </text:list>
                </text:list-item>
                <text:list-item>
                  <text:p text:style-name="P145"><text:span text:style-name="Teletype"><text:span text:style-name="T18">a = 2</text:span></text:span><text:span text:style-name="T18"> and </text:span><text:span text:style-name="Teletype"><text:span text:style-name="T18">b = 4.5</text:span></text:span><text:span text:style-name="T18">. </text:span><text:span text:style-name="T26">What is the result of the following actio</text:span><text:span text:style-name="T27">n</text:span><text:span text:style-name="T18"> ``print "a is %d and b</text:span><text:span text:style-name="T12"> %2.1f" %(b, a)`` print? </text:span></text:p>
                  <text:list text:style-name="L9">
                    <text:list-item>
                      <text:p text:style-name="P143">a is 2 and b is 4.5 </text:p>
                    </text:list-item>
                    <text:list-item>
                      <text:p text:style-name="P143">a is 4 and b is 2 </text:p>
                    </text:list-item>
                    <text:list-item>
                      <text:p text:style-name="P143">a is 4 and b is 2.0 </text:p>
                    </text:list-item>
                    <text:list-item>
                      <text:p text:style-name="P134">a is 4.5 and b is 2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7"/>
              <text:p text:style-name="P37">Show Slide</text:p>
              <text:p text:style-name="P37"/>
              <text:p text:style-name="P5">Solutions </text:p>
              <text:p text:style-name="P66"/>
            </table:table-cell>
            <table:table-cell table:style-name="Table1.A4" office:value-type="string">
              <text:p text:style-name="P105"><text:span text:style-name="T28">And the answers,</text:span><text:span text:style-name="T2"> </text:span></text:p>
              <text:list xml:id="list1809275333604102057" text:style-name="L10">
                <text:list-item>
                  <text:p text:style-name="P140">No matter what you enter, it will be taken as a string. Hence 2.5 is a string. </text:p>
                </text:list-item>
                <text:list-item text:style-override="L11">
                  <text:p text:style-name="P135">Since 'b' is called first, It will display integer value of 'a' because the modifier used is %d. Similarly, 'b' will get the float value of 'a' due to it's modifier %2.1f. Hence 'a' will be 4 and 'b' 2.0. 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106">Show Slide</text:p>
              <text:p text:style-name="P106">Forum </text:p>
            </table:table-cell>
            <table:table-cell table:style-name="Table1.A6" office:value-type="string">
              <text:p text:style-name="P115">Please post your <text:span text:style-name="T76">timed </text:span>queries <text:span text:style-name="T76">i</text:span>n this forum.</text:p>
            </table:table-cell>
          </table:table-row>
          <table:table-row>
            <table:table-cell table:style-name="Table1.A6" office:value-type="string">
              <text:p text:style-name="P107">Show Slide</text:p>
              <text:p text:style-name="P107"><text:soft-page-break/><text:span text:style-name="T43">Fossee </text:span>Forum </text:p>
            </table:table-cell>
            <table:table-cell table:style-name="Table1.A6" office:value-type="string">
              <text:p text:style-name="P103"><text:span text:style-name="T76">Please post your general queries</text:span> <text:span text:style-name="T73">on</text:span> Python <text:span text:style-name="T76">in</text:span> this <text:span text:style-name="T74">forum</text:span>.</text:p>
            </table:table-cell>
          </table:table-row>
          <table:table-row>
            <table:table-cell table:style-name="Table1.A6" office:value-type="string">
              <text:p text:style-name="P106">Show Slide </text:p>
              <text:p text:style-name="P106">Textbook Companion </text:p>
            </table:table-cell>
            <table:table-cell table:style-name="Table1.A6" office:value-type="string">
              <text:p text:style-name="P113">FOSSEE team coordinates <text:span text:style-name="T75">the </text:span>TBC project.</text:p>
            </table:table-cell>
          </table:table-row>
          <table:table-row table:style-name="Table1.31">
            <table:table-cell table:style-name="Table1.A6" office:value-type="string">
              <text:p text:style-name="P106">Show Slide</text:p>
              <text:p text:style-name="P106">Acknowledgement </text:p>
            </table:table-cell>
            <table:table-cell table:style-name="Table1.A6" office:value-type="string">
              <text:p text:style-name="P113">Spoken-tutorial is funded by NMEICT, MHRD, Govt. of India.</text:p>
              <text:p text:style-name="P130">For more details, visit this website.</text:p>
            </table:table-cell>
          </table:table-row>
          <table:table-row table:style-name="Table1.31">
            <table:table-cell table:style-name="Table1.A6" office:value-type="string">
              <text:p text:style-name="P108">Show Slide</text:p>
              <text:p text:style-name="P108">Thank You</text:p>
            </table:table-cell>
            <table:table-cell table:style-name="Table1.A6" office:value-type="string">
              <text:p text:style-name="P146">This is _________ from IIT Bombay signing off.</text:p>
              <text:p text:style-name="P114">Thank You</text:p>
            </table:table-cell>
          </table:table-row>
        </table:table>
        <text:section text:style-name="Sect1" text:name="ContributionCredits">
          <text:h text:style-name="P15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8:31.249000000</dc:date>
    <meta:editing-duration>P1DT21H12M40S</meta:editing-duration>
    <meta:editing-cycles>2067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190" meta:word-count="1094" meta:character-count="5748" meta:non-whitespace-character-count="4767"/>
  </office:meta>
</office:document-meta>
</file>